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65101136" calcext:value-type="float">
            <text:p>6.10651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404616" calcext:value-type="float">
            <text:p>6.099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7418464" calcext:value-type="float">
            <text:p>6.08974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63785" calcext:value-type="float">
            <text:p>6.0763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9869496" calcext:value-type="float">
            <text:p>6.0698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30816" calcext:value-type="float">
            <text:p>6.06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53280976" calcext:value-type="float">
            <text:p>6.05532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9478536" calcext:value-type="float">
            <text:p>6.0579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43006168" calcext:value-type="float">
            <text:p>6.05430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97935392" calcext:value-type="float">
            <text:p>6.04979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841612" calcext:value-type="float">
            <text:p>6.04184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24178056" calcext:value-type="float">
            <text:p>6.03241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37086336" calcext:value-type="float">
            <text:p>6.03370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5313376" calcext:value-type="float">
            <text:p>6.03553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0502536" calcext:value-type="float">
            <text:p>6.03905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7090728" calcext:value-type="float">
            <text:p>6.04270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11782456" calcext:value-type="float">
            <text:p>6.05117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76968816" calcext:value-type="float">
            <text:p>6.06769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1400976" calcext:value-type="float">
            <text:p>6.07514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4792184" calcext:value-type="float">
            <text:p>6.08547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1141" calcext:value-type="float">
            <text:p>6.081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31723088" calcext:value-type="float">
            <text:p>6.07317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7443208" calcext:value-type="float">
            <text:p>6.07174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20603984" calcext:value-type="float">
            <text:p>6.07206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9419916" calcext:value-type="float">
            <text:p>6.06941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7796776" calcext:value-type="float">
            <text:p>6.07177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26105624" calcext:value-type="float">
            <text:p>6.07261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9076936" calcext:value-type="float">
            <text:p>6.0719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3869996" calcext:value-type="float">
            <text:p>6.07386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63681368" calcext:value-type="float">
            <text:p>6.07636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95600024" calcext:value-type="float">
            <text:p>6.07956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9668984" calcext:value-type="float">
            <text:p>6.08596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44122968" calcext:value-type="float">
            <text:p>6.09441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5883984" calcext:value-type="float">
            <text:p>6.10558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66224632" calcext:value-type="float">
            <text:p>6.11662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795212" calcext:value-type="float">
            <text:p>6.12779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3594216" calcext:value-type="float">
            <text:p>6.141359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1577664" calcext:value-type="float">
            <text:p>6.15615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5529704" calcext:value-type="float">
            <text:p>6.16655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79677304" calcext:value-type="float">
            <text:p>6.17796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7342904" calcext:value-type="float">
            <text:p>6.18473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0813968" calcext:value-type="float">
            <text:p>6.19008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3589968" calcext:value-type="float">
            <text:p>6.20135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3570504" calcext:value-type="float">
            <text:p>6.2135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7780248" calcext:value-type="float">
            <text:p>6.23777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9254752" calcext:value-type="float">
            <text:p>6.2489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8109808" calcext:value-type="float">
            <text:p>6.26981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65161544" calcext:value-type="float">
            <text:p>6.2865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1739008" calcext:value-type="float">
            <text:p>6.2931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8786592" calcext:value-type="float">
            <text:p>6.2888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2014304" calcext:value-type="float">
            <text:p>6.29520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0381552" calcext:value-type="float">
            <text:p>6.29703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0172336" calcext:value-type="float">
            <text:p>6.29301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6634216" calcext:value-type="float">
            <text:p>6.2876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39597968" calcext:value-type="float">
            <text:p>6.28395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7807328" calcext:value-type="float">
            <text:p>6.28078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37889256" calcext:value-type="float">
            <text:p>6.27378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5344296" calcext:value-type="float">
            <text:p>6.26753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3065976" calcext:value-type="float">
            <text:p>6.26430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52698" calcext:value-type="float">
            <text:p>6.25852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9018472" calcext:value-type="float">
            <text:p>6.251901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72527328" calcext:value-type="float">
            <text:p>6.24725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2565976" calcext:value-type="float">
            <text:p>6.24525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2985624" calcext:value-type="float">
            <text:p>6.24329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8275" calcext:value-type="float">
            <text:p>6.2398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7156992" calcext:value-type="float">
            <text:p>6.23471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28954" calcext:value-type="float">
            <text:p>6.23328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8657704" calcext:value-type="float">
            <text:p>6.23086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85060088" calcext:value-type="float">
            <text:p>6.22850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84581552" calcext:value-type="float">
            <text:p>6.22845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54" calcext:value-type="float">
            <text:p>6.22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29458472" calcext:value-type="float">
            <text:p>6.22294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22789448" calcext:value-type="float">
            <text:p>6.22227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0273872" calcext:value-type="float">
            <text:p>6.22002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63798456" calcext:value-type="float">
            <text:p>6.2163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506996" calcext:value-type="float">
            <text:p>6.21750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5601996" calcext:value-type="float">
            <text:p>6.21560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2569256" calcext:value-type="float">
            <text:p>6.20825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966" calcext:value-type="float">
            <text:p>6.204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96836944" calcext:value-type="float">
            <text:p>6.20968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76851208" calcext:value-type="float">
            <text:p>6.20768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35462416" calcext:value-type="float">
            <text:p>6.20354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9092096" calcext:value-type="float">
            <text:p>6.20290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4444872" calcext:value-type="float">
            <text:p>6.20444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3465" calcext:value-type="float">
            <text:p>6.20134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9526984" calcext:value-type="float">
            <text:p>6.20095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643088" calcext:value-type="float">
            <text:p>6.19966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0084888" calcext:value-type="float">
            <text:p>6.19500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6829624" calcext:value-type="float">
            <text:p>6.19468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7582968" calcext:value-type="float">
            <text:p>6.19575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125" calcext:value-type="float">
            <text:p>6.19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561152" calcext:value-type="float">
            <text:p>6.1905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629732" calcext:value-type="float">
            <text:p>6.19062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066184" calcext:value-type="float">
            <text:p>6.19040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9454072" calcext:value-type="float">
            <text:p>6.18894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8980656" calcext:value-type="float">
            <text:p>6.18689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163144" calcext:value-type="float">
            <text:p>6.1851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25484" calcext:value-type="float">
            <text:p>6.184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5028984" calcext:value-type="float">
            <text:p>6.18350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1535" calcext:value-type="float">
            <text:p>6.1811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29313984" calcext:value-type="float">
            <text:p>6.18293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2485976" calcext:value-type="float">
            <text:p>6.1812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4227968" calcext:value-type="float">
            <text:p>6.17842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391" calcext:value-type="float">
            <text:p>6.176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6131992" calcext:value-type="float">
            <text:p>6.17661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5018984" calcext:value-type="float">
            <text:p>6.1755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310996" calcext:value-type="float">
            <text:p>6.1733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310496" calcext:value-type="float">
            <text:p>6.1693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11203984" calcext:value-type="float">
            <text:p>6.17112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6923984" calcext:value-type="float">
            <text:p>6.17569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8348984" calcext:value-type="float">
            <text:p>6.1728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4538984" calcext:value-type="float">
            <text:p>6.1724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42000976" calcext:value-type="float">
            <text:p>6.1742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4063984" calcext:value-type="float">
            <text:p>6.1734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4221992" calcext:value-type="float">
            <text:p>6.1724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47398984" calcext:value-type="float">
            <text:p>6.1747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3746992" calcext:value-type="float">
            <text:p>6.1733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06122968" calcext:value-type="float">
            <text:p>6.17061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786496" calcext:value-type="float">
            <text:p>6.1677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18470416" calcext:value-type="float">
            <text:p>6.171847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7077968" calcext:value-type="float">
            <text:p>6.1727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9461992" calcext:value-type="float">
            <text:p>6.1739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6285976" calcext:value-type="float">
            <text:p>6.1736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8665976" calcext:value-type="float">
            <text:p>6.1728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15647968" calcext:value-type="float">
            <text:p>6.17156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88026992" calcext:value-type="float">
            <text:p>6.16880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405496" calcext:value-type="float">
            <text:p>6.1674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3261992" calcext:value-type="float">
            <text:p>6.16632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83262968" calcext:value-type="float">
            <text:p>6.16832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5008984" calcext:value-type="float">
            <text:p>6.16750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50243984" calcext:value-type="float">
            <text:p>6.16502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85167968" calcext:value-type="float">
            <text:p>6.16851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8185976" calcext:value-type="float">
            <text:p>6.16981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8771" calcext:value-type="float">
            <text:p>6.168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59768984" calcext:value-type="float">
            <text:p>6.16597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405496" calcext:value-type="float">
            <text:p>6.1674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628" calcext:value-type="float">
            <text:p>6.16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8548496" calcext:value-type="float">
            <text:p>6.1685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8771" calcext:value-type="float">
            <text:p>6.168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85805" calcext:value-type="float">
            <text:p>6.16858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836992" calcext:value-type="float">
            <text:p>6.16918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02312968" calcext:value-type="float">
            <text:p>6.17023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18506992" calcext:value-type="float">
            <text:p>6.17185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15647968" calcext:value-type="float">
            <text:p>6.17156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629" calcext:value-type="float">
            <text:p>6.175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1688984" calcext:value-type="float">
            <text:p>6.1781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76108096" calcext:value-type="float">
            <text:p>6.17761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94612504" calcext:value-type="float">
            <text:p>6.179461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558884" calcext:value-type="float">
            <text:p>6.18155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6784264" calcext:value-type="float">
            <text:p>6.17667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1539632" calcext:value-type="float">
            <text:p>6.17815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3165192" calcext:value-type="float">
            <text:p>6.18031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67166" calcext:value-type="float">
            <text:p>6.18167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341964" calcext:value-type="float">
            <text:p>6.183341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1082312" calcext:value-type="float">
            <text:p>6.18410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4246136" calcext:value-type="float">
            <text:p>6.18442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0692656" calcext:value-type="float">
            <text:p>6.18506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0096224" calcext:value-type="float">
            <text:p>6.18700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001344" calcext:value-type="float">
            <text:p>6.186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1803104" calcext:value-type="float">
            <text:p>6.18718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504008" calcext:value-type="float">
            <text:p>6.1875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9810688" calcext:value-type="float">
            <text:p>6.18898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3185312" calcext:value-type="float">
            <text:p>6.19031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8382152" calcext:value-type="float">
            <text:p>6.19083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4991192" calcext:value-type="float">
            <text:p>6.19349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6109808" calcext:value-type="float">
            <text:p>6.19361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6872784" calcext:value-type="float">
            <text:p>6.19568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579684" calcext:value-type="float">
            <text:p>6.19557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8921528" calcext:value-type="float">
            <text:p>6.19689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4445968" calcext:value-type="float">
            <text:p>6.20044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5769776" calcext:value-type="float">
            <text:p>6.20257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7500552" calcext:value-type="float">
            <text:p>6.20175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068364" calcext:value-type="float">
            <text:p>6.20406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64342216" calcext:value-type="float">
            <text:p>6.20643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52226" calcext:value-type="float">
            <text:p>6.20552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0588056" calcext:value-type="float">
            <text:p>6.20805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9867184" calcext:value-type="float">
            <text:p>6.2098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05706624" calcext:value-type="float">
            <text:p>6.2105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1842736" calcext:value-type="float">
            <text:p>6.2121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7656248" calcext:value-type="float">
            <text:p>6.2147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396912" calcext:value-type="float">
            <text:p>6.21483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109232" calcext:value-type="float">
            <text:p>6.2171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6188576" calcext:value-type="float">
            <text:p>6.21761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81498192" calcext:value-type="float">
            <text:p>6.21814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1249232" calcext:value-type="float">
            <text:p>6.22012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17382296" calcext:value-type="float">
            <text:p>6.22173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0776184" calcext:value-type="float">
            <text:p>6.22507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68488112" calcext:value-type="float">
            <text:p>6.22684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1322752" calcext:value-type="float">
            <text:p>6.22713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958622" calcext:value-type="float">
            <text:p>6.22958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3149968" calcext:value-type="float">
            <text:p>6.23031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566652" calcext:value-type="float">
            <text:p>6.23456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3069624" calcext:value-type="float">
            <text:p>6.23430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9952008" calcext:value-type="float">
            <text:p>6.23499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102844" calcext:value-type="float">
            <text:p>6.23610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2594624" calcext:value-type="float">
            <text:p>6.23525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1738624" calcext:value-type="float">
            <text:p>6.23617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0612328" calcext:value-type="float">
            <text:p>6.23906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5669448" calcext:value-type="float">
            <text:p>6.24056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6280024" calcext:value-type="float">
            <text:p>6.24262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4196656" calcext:value-type="float">
            <text:p>6.24541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7244656" calcext:value-type="float">
            <text:p>6.24572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84004" calcext:value-type="float">
            <text:p>6.24538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9693664" calcext:value-type="float">
            <text:p>6.2489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09748" calcext:value-type="float">
            <text:p>6.2510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1354216" calcext:value-type="float">
            <text:p>6.25413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31073312" calcext:value-type="float">
            <text:p>6.25310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60361544" calcext:value-type="float">
            <text:p>6.25603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9068" calcext:value-type="float">
            <text:p>6.25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0229384" calcext:value-type="float">
            <text:p>6.26002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3901128" calcext:value-type="float">
            <text:p>6.26439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5895496" calcext:value-type="float">
            <text:p>6.26658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87853288" calcext:value-type="float">
            <text:p>6.26878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6863664" calcext:value-type="float">
            <text:p>6.27068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2552696" calcext:value-type="float">
            <text:p>6.27425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6094128" calcext:value-type="float">
            <text:p>6.2760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0361064" calcext:value-type="float">
            <text:p>6.28003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34038416" calcext:value-type="float">
            <text:p>6.28340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68898392" calcext:value-type="float">
            <text:p>6.2868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0077968" calcext:value-type="float">
            <text:p>6.2870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3170592" calcext:value-type="float">
            <text:p>6.29131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334884" calcext:value-type="float">
            <text:p>6.29433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4214352" calcext:value-type="float">
            <text:p>6.30042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5752496" calcext:value-type="float">
            <text:p>6.30457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8081168" calcext:value-type="float">
            <text:p>6.30480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151212" calcext:value-type="float">
            <text:p>6.30915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292176" calcext:value-type="float">
            <text:p>6.3122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0517008" calcext:value-type="float">
            <text:p>6.30605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244866" calcext:value-type="float">
            <text:p>6.30244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63118168" calcext:value-type="float">
            <text:p>6.29631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0239392" calcext:value-type="float">
            <text:p>6.29302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64139248" calcext:value-type="float">
            <text:p>6.29641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0873744" calcext:value-type="float">
            <text:p>6.30008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6908056" calcext:value-type="float">
            <text:p>6.31169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2120016" calcext:value-type="float">
            <text:p>6.31821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9742944" calcext:value-type="float">
            <text:p>6.3249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2610624" calcext:value-type="float">
            <text:p>6.32426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3395424" calcext:value-type="float">
            <text:p>6.3273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9691684" calcext:value-type="float">
            <text:p>6.32969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4530624" calcext:value-type="float">
            <text:p>6.33645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19702472" calcext:value-type="float">
            <text:p>6.34197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96323096" calcext:value-type="float">
            <text:p>6.34963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9901448" calcext:value-type="float">
            <text:p>6.3499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5560976" calcext:value-type="float">
            <text:p>6.35555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145532" calcext:value-type="float">
            <text:p>6.35514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41476168" calcext:value-type="float">
            <text:p>6.35414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4337264" calcext:value-type="float">
            <text:p>6.35243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14647672" calcext:value-type="float">
            <text:p>6.35146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98212856" calcext:value-type="float">
            <text:p>6.34982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098044" calcext:value-type="float">
            <text:p>6.35009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3401528" calcext:value-type="float">
            <text:p>6.35234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4701072" calcext:value-type="float">
            <text:p>6.34847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32266328" calcext:value-type="float">
            <text:p>6.34322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2642328" calcext:value-type="float">
            <text:p>6.33926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6781632" calcext:value-type="float">
            <text:p>6.33367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0540912" calcext:value-type="float">
            <text:p>6.3300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69472648" calcext:value-type="float">
            <text:p>6.3269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25023664" calcext:value-type="float">
            <text:p>6.32250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92577704" calcext:value-type="float">
            <text:p>6.31925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942156" calcext:value-type="float">
            <text:p>6.31594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40673312" calcext:value-type="float">
            <text:p>6.31406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8889256" calcext:value-type="float">
            <text:p>6.31188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7819236" calcext:value-type="float">
            <text:p>6.30781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6364656" calcext:value-type="float">
            <text:p>6.30363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93308608" calcext:value-type="float">
            <text:p>6.29933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8848896" calcext:value-type="float">
            <text:p>6.29788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5444888" calcext:value-type="float">
            <text:p>6.2925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02929312" calcext:value-type="float">
            <text:p>6.29029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4388088" calcext:value-type="float">
            <text:p>6.30043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8696864" calcext:value-type="float">
            <text:p>6.30486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077304" calcext:value-type="float">
            <text:p>6.3060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7706264" calcext:value-type="float">
            <text:p>6.304770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54366" calcext:value-type="float">
            <text:p>6.30054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2818488" calcext:value-type="float">
            <text:p>6.29428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5466224" calcext:value-type="float">
            <text:p>6.29254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2120008" calcext:value-type="float">
            <text:p>6.29321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729344" calcext:value-type="float">
            <text:p>6.2957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739" calcext:value-type="float">
            <text:p>6.293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37374" calcext:value-type="float">
            <text:p>6.29737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0212328" calcext:value-type="float">
            <text:p>6.30002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0538464" calcext:value-type="float">
            <text:p>6.30005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6025" calcext:value-type="float">
            <text:p>6.296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4155584" calcext:value-type="float">
            <text:p>6.29241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3675584" calcext:value-type="float">
            <text:p>6.2893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4144" calcext:value-type="float">
            <text:p>6.28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1264616" calcext:value-type="float">
            <text:p>6.2891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5979872" calcext:value-type="float">
            <text:p>6.2895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6272924" calcext:value-type="float">
            <text:p>6.28627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3386264" calcext:value-type="float">
            <text:p>6.27733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32917968" calcext:value-type="float">
            <text:p>6.27329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0307416" calcext:value-type="float">
            <text:p>6.27003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8629552" calcext:value-type="float">
            <text:p>6.266862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8214536" calcext:value-type="float">
            <text:p>6.26582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4292856" calcext:value-type="float">
            <text:p>6.26142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7345" calcext:value-type="float">
            <text:p>6.2577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7427416" calcext:value-type="float">
            <text:p>6.2517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78918984" calcext:value-type="float">
            <text:p>6.24789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1392496" calcext:value-type="float">
            <text:p>6.24513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17139072" calcext:value-type="float">
            <text:p>6.24171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4406112" calcext:value-type="float">
            <text:p>6.23744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3737624" calcext:value-type="float">
            <text:p>6.23537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22632784" calcext:value-type="float">
            <text:p>6.23226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7001544" calcext:value-type="float">
            <text:p>6.23470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6835248" calcext:value-type="float">
            <text:p>6.24368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92222" calcext:value-type="float">
            <text:p>6.2509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7894128" calcext:value-type="float">
            <text:p>6.2587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2357256" calcext:value-type="float">
            <text:p>6.26723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6855496" calcext:value-type="float">
            <text:p>6.27268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1722176" calcext:value-type="float">
            <text:p>6.27117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1898472" calcext:value-type="float">
            <text:p>6.27018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4984632" calcext:value-type="float">
            <text:p>6.26749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82473568" calcext:value-type="float">
            <text:p>6.26824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2485272" calcext:value-type="float">
            <text:p>6.267248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3688744" calcext:value-type="float">
            <text:p>6.26636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6223824" calcext:value-type="float">
            <text:p>6.25862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71737896" calcext:value-type="float">
            <text:p>6.24717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1610976" calcext:value-type="float">
            <text:p>6.24316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7267208" calcext:value-type="float">
            <text:p>6.23572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83975" calcext:value-type="float">
            <text:p>6.2283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93912696" calcext:value-type="float">
            <text:p>6.21939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104672" calcext:value-type="float">
            <text:p>6.2111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162968" calcext:value-type="float">
            <text:p>6.20261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72274328" calcext:value-type="float">
            <text:p>6.19722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8469448" calcext:value-type="float">
            <text:p>6.19484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8371912" calcext:value-type="float">
            <text:p>6.194837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22902824" calcext:value-type="float">
            <text:p>6.19229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0169256" calcext:value-type="float">
            <text:p>6.19301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773732" calcext:value-type="float">
            <text:p>6.19977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046772" calcext:value-type="float">
            <text:p>6.20504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39213288" calcext:value-type="float">
            <text:p>6.21392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9084336" calcext:value-type="float">
            <text:p>6.2190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87639912" calcext:value-type="float">
            <text:p>6.21876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021632" calcext:value-type="float">
            <text:p>6.22090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8640024" calcext:value-type="float">
            <text:p>6.22586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2505744" calcext:value-type="float">
            <text:p>6.23425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6515208" calcext:value-type="float">
            <text:p>6.24365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9873376" calcext:value-type="float">
            <text:p>6.25498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998652" calcext:value-type="float">
            <text:p>6.26199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0341552" calcext:value-type="float">
            <text:p>6.26503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71898" calcext:value-type="float">
            <text:p>6.27071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2594392" calcext:value-type="float">
            <text:p>6.27225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0940912" calcext:value-type="float">
            <text:p>6.26909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7562752" calcext:value-type="float">
            <text:p>6.26675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9861552" calcext:value-type="float">
            <text:p>6.26198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9846764" calcext:value-type="float">
            <text:p>6.25984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25256512" calcext:value-type="float">
            <text:p>6.26252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9123328" calcext:value-type="float">
            <text:p>6.26691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9034328" calcext:value-type="float">
            <text:p>6.27190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97358784" calcext:value-type="float">
            <text:p>6.27973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6795152" calcext:value-type="float">
            <text:p>6.29267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71224632" calcext:value-type="float">
            <text:p>6.30712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9483984" calcext:value-type="float">
            <text:p>6.31894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5495496" calcext:value-type="float">
            <text:p>6.3275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8467296" calcext:value-type="float">
            <text:p>6.3278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3805996" calcext:value-type="float">
            <text:p>6.32380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218" calcext:value-type="float">
            <text:p>6.316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6520472" calcext:value-type="float">
            <text:p>6.31065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937608" calcext:value-type="float">
            <text:p>6.3039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862944" calcext:value-type="float">
            <text:p>6.2978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4835776" calcext:value-type="float">
            <text:p>6.29348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956944" calcext:value-type="float">
            <text:p>6.2879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24040976" calcext:value-type="float">
            <text:p>6.28240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4347968" calcext:value-type="float">
            <text:p>6.27443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8535064" calcext:value-type="float">
            <text:p>6.26685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3795424" calcext:value-type="float">
            <text:p>6.26637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0061136" calcext:value-type="float">
            <text:p>6.26500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88054456" calcext:value-type="float">
            <text:p>6.26880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0052968" calcext:value-type="float">
            <text:p>6.26700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7764408" calcext:value-type="float">
            <text:p>6.26777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35207016" calcext:value-type="float">
            <text:p>6.27352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7528984" calcext:value-type="float">
            <text:p>6.27875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62540264" calcext:value-type="float">
            <text:p>6.28625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7350496" calcext:value-type="float">
            <text:p>6.2877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0398984" calcext:value-type="float">
            <text:p>6.2890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4055976" calcext:value-type="float">
            <text:p>6.29440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1359" calcext:value-type="float">
            <text:p>6.3013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64620832" calcext:value-type="float">
            <text:p>6.29646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2303984" calcext:value-type="float">
            <text:p>6.28923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27850976" calcext:value-type="float">
            <text:p>6.28278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91021992" calcext:value-type="float">
            <text:p>6.27910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9745976" calcext:value-type="float">
            <text:p>6.27497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737" calcext:value-type="float">
            <text:p>6.277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1487968" calcext:value-type="float">
            <text:p>6.27214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0990776" calcext:value-type="float">
            <text:p>6.26509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605448" calcext:value-type="float">
            <text:p>6.2676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9740976" calcext:value-type="float">
            <text:p>6.27097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5147272" calcext:value-type="float">
            <text:p>6.26351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5415496" calcext:value-type="float">
            <text:p>6.26354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24400024" calcext:value-type="float">
            <text:p>6.2624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26672" calcext:value-type="float">
            <text:p>6.25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9601368" calcext:value-type="float">
            <text:p>6.24096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732" calcext:value-type="float">
            <text:p>6.23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0607328" calcext:value-type="float">
            <text:p>6.23506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8111992" calcext:value-type="float">
            <text:p>6.236811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6670776" calcext:value-type="float">
            <text:p>6.23766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11649624" calcext:value-type="float">
            <text:p>6.24116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8443984" calcext:value-type="float">
            <text:p>6.2488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3470992" calcext:value-type="float">
            <text:p>6.25734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3907712" calcext:value-type="float">
            <text:p>6.26539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98745624" calcext:value-type="float">
            <text:p>6.27987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93817624" calcext:value-type="float">
            <text:p>6.29938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21616" calcext:value-type="float">
            <text:p>6.32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64273376" calcext:value-type="float">
            <text:p>6.34642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4149384" calcext:value-type="float">
            <text:p>6.34841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67553024" calcext:value-type="float">
            <text:p>6.34675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45092312" calcext:value-type="float">
            <text:p>6.34450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2460912" calcext:value-type="float">
            <text:p>6.34224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6584856" calcext:value-type="float">
            <text:p>6.34265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1013112" calcext:value-type="float">
            <text:p>6.34210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11097968" calcext:value-type="float">
            <text:p>6.34110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83995152" calcext:value-type="float">
            <text:p>6.33839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88237968" calcext:value-type="float">
            <text:p>6.33882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52353864" calcext:value-type="float">
            <text:p>6.33523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46102416" calcext:value-type="float">
            <text:p>6.33461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43273872" calcext:value-type="float">
            <text:p>6.33432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22035408" calcext:value-type="float">
            <text:p>6.33220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2698896" calcext:value-type="float">
            <text:p>6.33026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1932872" calcext:value-type="float">
            <text:p>6.32819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150816" calcext:value-type="float">
            <text:p>6.3276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69021544" calcext:value-type="float">
            <text:p>6.32690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27974128" calcext:value-type="float">
            <text:p>6.32279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3931992" calcext:value-type="float">
            <text:p>6.32139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79139072" calcext:value-type="float">
            <text:p>6.31791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22472" calcext:value-type="float">
            <text:p>6.3154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38500088" calcext:value-type="float">
            <text:p>6.31385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8338056" calcext:value-type="float">
            <text:p>6.31283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3753864" calcext:value-type="float">
            <text:p>6.31237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1536992" calcext:value-type="float">
            <text:p>6.31015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84708984" calcext:value-type="float">
            <text:p>6.30847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80265" calcext:value-type="float">
            <text:p>6.3080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73595976" calcext:value-type="float">
            <text:p>6.30735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5658984" calcext:value-type="float">
            <text:p>6.30656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8355" calcext:value-type="float">
            <text:p>6.3038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31996" calcext:value-type="float">
            <text:p>6.30323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24065976" calcext:value-type="float">
            <text:p>6.30240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9835" calcext:value-type="float">
            <text:p>6.299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0888984" calcext:value-type="float">
            <text:p>6.30008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87236992" calcext:value-type="float">
            <text:p>6.29872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326496" calcext:value-type="float">
            <text:p>6.2973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6754996" calcext:value-type="float">
            <text:p>6.29675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087996" calcext:value-type="float">
            <text:p>6.2940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2466992" calcext:value-type="float">
            <text:p>6.29224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5163984" calcext:value-type="float">
            <text:p>6.29151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08815" calcext:value-type="float">
            <text:p>6.2908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2145" calcext:value-type="float">
            <text:p>6.2882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134496" calcext:value-type="float">
            <text:p>6.2851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0710976" calcext:value-type="float">
            <text:p>6.28507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514996" calcext:value-type="float">
            <text:p>6.28151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596992" calcext:value-type="float">
            <text:p>6.28195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0726824" calcext:value-type="float">
            <text:p>6.28007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1655" calcext:value-type="float">
            <text:p>6.2771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6975" calcext:value-type="float">
            <text:p>6.27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1496992" calcext:value-type="float">
            <text:p>6.27814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466496" calcext:value-type="float">
            <text:p>6.2744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3165" calcext:value-type="float">
            <text:p>6.273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2125" calcext:value-type="float">
            <text:p>6.2722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0695" calcext:value-type="float">
            <text:p>6.27106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7355976" calcext:value-type="float">
            <text:p>6.26773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81165976" calcext:value-type="float">
            <text:p>6.26811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1961992" calcext:value-type="float">
            <text:p>6.26919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7830976" calcext:value-type="float">
            <text:p>6.26678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7821832" calcext:value-type="float">
            <text:p>6.26678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4970976" calcext:value-type="float">
            <text:p>6.26449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4648984" calcext:value-type="float">
            <text:p>6.26046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0838984" calcext:value-type="float">
            <text:p>6.26008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9091992" calcext:value-type="float">
            <text:p>6.25890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4965" calcext:value-type="float">
            <text:p>6.2584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3851992" calcext:value-type="float">
            <text:p>6.2573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64326992" calcext:value-type="float">
            <text:p>6.25643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51625976" calcext:value-type="float">
            <text:p>6.25516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2558996" calcext:value-type="float">
            <text:p>6.25255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1937968" calcext:value-type="float">
            <text:p>6.2511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95746992" calcext:value-type="float">
            <text:p>6.2495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7605996" calcext:value-type="float">
            <text:p>6.24760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748996" calcext:value-type="float">
            <text:p>6.2487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081996" calcext:value-type="float">
            <text:p>6.24608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3045976" calcext:value-type="float">
            <text:p>6.24830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7963984" calcext:value-type="float">
            <text:p>6.24579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356992" calcext:value-type="float">
            <text:p>6.24233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1768984" calcext:value-type="float">
            <text:p>6.24217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033496" calcext:value-type="float">
            <text:p>6.2390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9858984" calcext:value-type="float">
            <text:p>6.23798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699996" calcext:value-type="float">
            <text:p>6.23769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0967968" calcext:value-type="float">
            <text:p>6.23709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8903984" calcext:value-type="float">
            <text:p>6.23589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21120976" calcext:value-type="float">
            <text:p>6.23211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5726992" calcext:value-type="float">
            <text:p>6.23357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2550976" calcext:value-type="float">
            <text:p>6.23325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493" calcext:value-type="float">
            <text:p>6.230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92228984" calcext:value-type="float">
            <text:p>6.22922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1907968" calcext:value-type="float">
            <text:p>6.22719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6683" calcext:value-type="float">
            <text:p>6.2266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8096992" calcext:value-type="float">
            <text:p>6.22480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3983996" calcext:value-type="float">
            <text:p>6.22398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28092968" calcext:value-type="float">
            <text:p>6.22280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84277968" calcext:value-type="float">
            <text:p>6.21842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88087968" calcext:value-type="float">
            <text:p>6.21880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9063" calcext:value-type="float">
            <text:p>6.219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68403984" calcext:value-type="float">
            <text:p>6.21684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32208984" calcext:value-type="float">
            <text:p>6.2132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0267996" calcext:value-type="float">
            <text:p>6.21026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5697968" calcext:value-type="float">
            <text:p>6.2115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3312968" calcext:value-type="float">
            <text:p>6.20833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65850976" calcext:value-type="float">
            <text:p>6.20658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9972968" calcext:value-type="float">
            <text:p>6.20299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0447968" calcext:value-type="float">
            <text:p>6.20204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7275" calcext:value-type="float">
            <text:p>6.2017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8225976" calcext:value-type="float">
            <text:p>6.20182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8061992" calcext:value-type="float">
            <text:p>6.19680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7727" calcext:value-type="float">
            <text:p>6.197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8378984" calcext:value-type="float">
            <text:p>6.19683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6473984" calcext:value-type="float">
            <text:p>6.19664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29645" calcext:value-type="float">
            <text:p>6.1929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6310976" calcext:value-type="float">
            <text:p>6.19363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265496" calcext:value-type="float">
            <text:p>6.1902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597996" calcext:value-type="float">
            <text:p>6.18359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3603984" calcext:value-type="float">
            <text:p>6.18636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98210976" calcext:value-type="float">
            <text:p>6.18982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7572968" calcext:value-type="float">
            <text:p>6.18775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0427968" calcext:value-type="float">
            <text:p>6.18604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216996" calcext:value-type="float">
            <text:p>6.18321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4395" calcext:value-type="float">
            <text:p>6.1834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740496" calcext:value-type="float">
            <text:p>6.1807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1688984" calcext:value-type="float">
            <text:p>6.1781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322968" calcext:value-type="float">
            <text:p>6.17823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6131992" calcext:value-type="float">
            <text:p>6.17661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4701992" calcext:value-type="float">
            <text:p>6.1754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4380976" calcext:value-type="float">
            <text:p>6.1734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3267968" calcext:value-type="float">
            <text:p>6.1723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01045" calcext:value-type="float">
            <text:p>6.1701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9773984" calcext:value-type="float">
            <text:p>6.16997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01045" calcext:value-type="float">
            <text:p>6.1701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5166992" calcext:value-type="float">
            <text:p>6.16651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0085976" calcext:value-type="float">
            <text:p>6.16600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54370976" calcext:value-type="float">
            <text:p>6.16543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1827968" calcext:value-type="float">
            <text:p>6.16318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7541992" calcext:value-type="float">
            <text:p>6.16175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7858984" calcext:value-type="float">
            <text:p>6.16178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4840976" calcext:value-type="float">
            <text:p>6.16048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7499496" calcext:value-type="float">
            <text:p>6.1574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3088984" calcext:value-type="float">
            <text:p>6.15530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2930976" calcext:value-type="float">
            <text:p>6.15629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213496" calcext:value-type="float">
            <text:p>6.1552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11812968" calcext:value-type="float">
            <text:p>6.15118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102" calcext:value-type="float">
            <text:p>6.150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86413984" calcext:value-type="float">
            <text:p>6.14864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3078984" calcext:value-type="float">
            <text:p>6.14730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402996" calcext:value-type="float">
            <text:p>6.14740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244" calcext:value-type="float">
            <text:p>6.1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402496" calcext:value-type="float">
            <text:p>6.1434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2118984" calcext:value-type="float">
            <text:p>6.14121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97195976" calcext:value-type="float">
            <text:p>6.13971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7987968" calcext:value-type="float">
            <text:p>6.13879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61955" calcext:value-type="float">
            <text:p>6.1361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78145976" calcext:value-type="float">
            <text:p>6.13781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67032968" calcext:value-type="float">
            <text:p>6.1367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3697968" calcext:value-type="float">
            <text:p>6.1353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32108984" calcext:value-type="float">
            <text:p>6.13321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5275976" calcext:value-type="float">
            <text:p>6.12752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7497968" calcext:value-type="float">
            <text:p>6.12774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861" calcext:value-type="float">
            <text:p>6.126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7813984" calcext:value-type="float">
            <text:p>6.12578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17175" calcext:value-type="float">
            <text:p>6.1217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97487968" calcext:value-type="float">
            <text:p>6.11974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4310976" calcext:value-type="float">
            <text:p>6.11743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22558984" calcext:value-type="float">
            <text:p>6.11225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36527968" calcext:value-type="float">
            <text:p>6.11365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0255496" calcext:value-type="float">
            <text:p>6.110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4730996" calcext:value-type="float">
            <text:p>6.1047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477" calcext:value-type="float">
            <text:p>6.102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02226992" calcext:value-type="float">
            <text:p>6.10022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8253996" calcext:value-type="float">
            <text:p>6.0982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3300996" calcext:value-type="float">
            <text:p>6.09330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3382912" calcext:value-type="float">
            <text:p>6.08933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75872" calcext:value-type="float">
            <text:p>6.085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23790976" calcext:value-type="float">
            <text:p>6.08237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1247968" calcext:value-type="float">
            <text:p>6.08012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6165" calcext:value-type="float">
            <text:p>6.0756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2536496" calcext:value-type="float">
            <text:p>6.0725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949" calcext:value-type="float">
            <text:p>6.068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0725496" calcext:value-type="float">
            <text:p>6.0607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86936992" calcext:value-type="float">
            <text:p>6.0586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1200496" calcext:value-type="float">
            <text:p>6.0512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50410976" calcext:value-type="float">
            <text:p>6.04504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246996" calcext:value-type="float">
            <text:p>6.04224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2622968" calcext:value-type="float">
            <text:p>6.03726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0865976" calcext:value-type="float">
            <text:p>6.0280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40543984" calcext:value-type="float">
            <text:p>6.02405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73551992" calcext:value-type="float">
            <text:p>6.01735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8718996" calcext:value-type="float">
            <text:p>6.00871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38930976" calcext:value-type="float">
            <text:p>6.00389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2255" calcext:value-type="float">
            <text:p>5.9952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10345" calcext:value-type="float">
            <text:p>5.99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79227968" calcext:value-type="float">
            <text:p>5.98792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1280976" calcext:value-type="float">
            <text:p>5.97912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07777968" calcext:value-type="float">
            <text:p>5.97077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4120976" calcext:value-type="float">
            <text:p>5.96541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26816992" calcext:value-type="float">
            <text:p>5.96268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6495" calcext:value-type="float">
            <text:p>5.9586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9023984" calcext:value-type="float">
            <text:p>5.9509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25694712" calcext:value-type="float">
            <text:p>5.94256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0285" calcext:value-type="float">
            <text:p>5.9430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88702968" calcext:value-type="float">
            <text:p>5.94887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267" calcext:value-type="float">
            <text:p>5.9462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695" calcext:value-type="float">
            <text:p>5.9416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23298984" calcext:value-type="float">
            <text:p>5.94232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70923984" calcext:value-type="float">
            <text:p>5.94709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362" calcext:value-type="float">
            <text:p>5.944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8692968" calcext:value-type="float">
            <text:p>5.94086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0755" calcext:value-type="float">
            <text:p>5.93807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1067968" calcext:value-type="float">
            <text:p>5.93610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598" calcext:value-type="float">
            <text:p>5.9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32492968" calcext:value-type="float">
            <text:p>5.93324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5832968" calcext:value-type="float">
            <text:p>5.93858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2185" calcext:value-type="float">
            <text:p>5.9392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5995" calcext:value-type="float">
            <text:p>5.9395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028" calcext:value-type="float">
            <text:p>5.93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1072968" calcext:value-type="float">
            <text:p>5.94010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028" calcext:value-type="float">
            <text:p>5.93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5678984" calcext:value-type="float">
            <text:p>5.94156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7103984" calcext:value-type="float">
            <text:p>5.93871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2655" calcext:value-type="float">
            <text:p>5.9342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265" calcext:value-type="float">
            <text:p>5.930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4555" calcext:value-type="float">
            <text:p>5.9304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30587968" calcext:value-type="float">
            <text:p>5.93305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3135" calcext:value-type="float">
            <text:p>5.9373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71557968" calcext:value-type="float">
            <text:p>5.9471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3308984" calcext:value-type="float">
            <text:p>5.95033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14738984" calcext:value-type="float">
            <text:p>5.95147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8707968" calcext:value-type="float">
            <text:p>5.95287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39197968" calcext:value-type="float">
            <text:p>5.96391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3645" calcext:value-type="float">
            <text:p>5.9643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20785" calcext:value-type="float">
            <text:p>5.9620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363" calcext:value-type="float">
            <text:p>5.952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7747968" calcext:value-type="float">
            <text:p>5.9467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3457968" calcext:value-type="float">
            <text:p>5.94334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5525" calcext:value-type="float">
            <text:p>5.9445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50602968" calcext:value-type="float">
            <text:p>5.9450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7583984" calcext:value-type="float">
            <text:p>5.94175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8053984" calcext:value-type="float">
            <text:p>5.93680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933" calcext:value-type="float">
            <text:p>5.9409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52507968" calcext:value-type="float">
            <text:p>5.9452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7267968" calcext:value-type="float">
            <text:p>5.9437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27108984" calcext:value-type="float">
            <text:p>5.94271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0597968" calcext:value-type="float">
            <text:p>5.94105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3288984" calcext:value-type="float">
            <text:p>5.93432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90582968" calcext:value-type="float">
            <text:p>5.92905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74708984" calcext:value-type="float">
            <text:p>5.92747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7083984" calcext:value-type="float">
            <text:p>5.92270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42957968" calcext:value-type="float">
            <text:p>5.92429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7217" calcext:value-type="float">
            <text:p>5.927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6836" calcext:value-type="float">
            <text:p>5.9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9632968" calcext:value-type="float">
            <text:p>5.93096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5198984" calcext:value-type="float">
            <text:p>5.93851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741" calcext:value-type="float">
            <text:p>5.947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2675" calcext:value-type="float">
            <text:p>5.9502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32517968" calcext:value-type="float">
            <text:p>5.95325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1102968" calcext:value-type="float">
            <text:p>5.96411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66198984" calcext:value-type="float">
            <text:p>5.97661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51923984" calcext:value-type="float">
            <text:p>5.98519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367" calcext:value-type="float">
            <text:p>5.9843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29697968" calcext:value-type="float">
            <text:p>5.9829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7404408" calcext:value-type="float">
            <text:p>5.97974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39528984" calcext:value-type="float">
            <text:p>5.97395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1582968" calcext:value-type="float">
            <text:p>5.96715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2047968" calcext:value-type="float">
            <text:p>5.95820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315" calcext:value-type="float">
            <text:p>5.949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9167968" calcext:value-type="float">
            <text:p>5.93991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0107968" calcext:value-type="float">
            <text:p>5.93001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2477968" calcext:value-type="float">
            <text:p>5.92124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7073984" calcext:value-type="float">
            <text:p>5.91470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52457968" calcext:value-type="float">
            <text:p>5.90524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69908984" calcext:value-type="float">
            <text:p>5.89699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0562472" calcext:value-type="float">
            <text:p>5.88705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78775" calcext:value-type="float">
            <text:p>5.8778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4802968" calcext:value-type="float">
            <text:p>5.87648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973" calcext:value-type="float">
            <text:p>5.879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1497" calcext:value-type="float">
            <text:p>5.8814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163" calcext:value-type="float">
            <text:p>5.876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3688984" calcext:value-type="float">
            <text:p>5.8733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4802968" calcext:value-type="float">
            <text:p>5.87648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7033984" calcext:value-type="float">
            <text:p>5.88270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5608984" calcext:value-type="float">
            <text:p>5.88556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07043984" calcext:value-type="float">
            <text:p>5.89070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24822968" calcext:value-type="float">
            <text:p>5.89248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27998984" calcext:value-type="float">
            <text:p>5.89279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3689" calcext:value-type="float">
            <text:p>5.8936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1022968" calcext:value-type="float">
            <text:p>5.90010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68968984" calcext:value-type="float">
            <text:p>5.9068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22942968" calcext:value-type="float">
            <text:p>5.91229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18498984" calcext:value-type="float">
            <text:p>5.91184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17227968" calcext:value-type="float">
            <text:p>5.91172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9448984" calcext:value-type="float">
            <text:p>5.9099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51823984" calcext:value-type="float">
            <text:p>5.90518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122968" calcext:value-type="float">
            <text:p>5.90391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2298984" calcext:value-type="float">
            <text:p>5.90422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65158984" calcext:value-type="float">
            <text:p>5.9065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2932968" calcext:value-type="float">
            <text:p>5.90429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12452968" calcext:value-type="float">
            <text:p>5.90124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2605" calcext:value-type="float">
            <text:p>5.8942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0532968" calcext:value-type="float">
            <text:p>5.88905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1957968" calcext:value-type="float">
            <text:p>5.88619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2437968" calcext:value-type="float">
            <text:p>5.88924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32442968" calcext:value-type="float">
            <text:p>5.89324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92135" calcext:value-type="float">
            <text:p>5.8992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5787968" calcext:value-type="float">
            <text:p>5.90257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595" calcext:value-type="float">
            <text:p>5.903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2145" calcext:value-type="float">
            <text:p>5.9072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3412968" calcext:value-type="float">
            <text:p>5.9073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6742968" calcext:value-type="float">
            <text:p>5.90467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5153984" calcext:value-type="float">
            <text:p>5.90251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81972968" calcext:value-type="float">
            <text:p>5.89819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32442968" calcext:value-type="float">
            <text:p>5.89324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69275" calcext:value-type="float">
            <text:p>5.8969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5119" calcext:value-type="float">
            <text:p>5.9051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7707968" calcext:value-type="float">
            <text:p>5.91477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883" calcext:value-type="float">
            <text:p>5.9218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22333984" calcext:value-type="float">
            <text:p>5.93223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3615" calcext:value-type="float">
            <text:p>5.9403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864048" calcext:value-type="float">
            <text:p>5.9466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4814696" calcext:value-type="float">
            <text:p>5.95048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00146992" calcext:value-type="float">
            <text:p>5.96001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8088984" calcext:value-type="float">
            <text:p>5.96480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24911992" calcext:value-type="float">
            <text:p>5.962491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3803984" calcext:value-type="float">
            <text:p>5.96538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88727968" calcext:value-type="float">
            <text:p>5.96887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9687968" calcext:value-type="float">
            <text:p>5.97496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6361992" calcext:value-type="float">
            <text:p>5.97963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7001996" calcext:value-type="float">
            <text:p>5.98700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337496" calcext:value-type="float">
            <text:p>6.0043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4243496" calcext:value-type="float">
            <text:p>6.0142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61" calcext:value-type="float">
            <text:p>6.023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39286992" calcext:value-type="float">
            <text:p>6.03392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4225" calcext:value-type="float">
            <text:p>6.0474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16145976" calcext:value-type="float">
            <text:p>6.06161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36477968" calcext:value-type="float">
            <text:p>6.07364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23996" calcext:value-type="float">
            <text:p>6.08682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06036992" calcext:value-type="float">
            <text:p>6.10060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24463984" calcext:value-type="float">
            <text:p>6.11244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15903984" calcext:value-type="float">
            <text:p>6.12159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4008984" calcext:value-type="float">
            <text:p>6.12940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73701992" calcext:value-type="float">
            <text:p>6.1373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387" calcext:value-type="float">
            <text:p>6.144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99748984" calcext:value-type="float">
            <text:p>6.14997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1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200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0432</text:p>
          </table:table-cell>
          <table:table-cell office:value-type="string" calcext:value-type="string">
            <text:p>199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31" meta:object-count="0"/>
    <meta:user-defined meta:name="AppVersion">3.0</meta:user-defined>
  </office:meta>
</office:document-meta>
</file>